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31.41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1" style:family="table-column">
      <style:table-column-properties fo:break-before="auto" style:column-width="31.66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ta6" style:family="table" style:master-page-name="_32_017_20_p3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7" style:family="table" style:master-page-name="_32_017_20_p2_20__28_paid_29_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>
      <style:text-properties style:text-position="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AROW-0" table:number-rows-repeated="102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/00/00</text:date>, <text:time style:data-style-name="N2" text:time-value="18:39:31.48987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8:40:58.031887477</dc:date>
    <meta:creation-date>2014-12-14T08:12:00Z</meta:creation-date>
    <meta:editing-cycles>340</meta:editing-cycles>
    <meta:editing-duration>PT17H43M37S</meta:editing-duration>
    <meta:generator>LibreOffice/5.1.6.2$Linux_X86_64 LibreOffice_project/10m0$Build-2</meta:generator>
    <meta:document-statistic meta:table-count="6" meta:cell-count="1033" meta:object-count="0"/>
  </office:meta>
</office:document-meta>
</file>